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9.91cm"/>
    </style:style>
    <style:style style:name="co17" style:family="table-column">
      <style:table-column-properties fo:break-before="auto" style:column-width="10.59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5.851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004cm" fo:break-before="auto" style:use-optimal-row-height="true"/>
    </style:style>
    <style:style style:name="ro12" style:family="table-row">
      <style:table-row-properties style:row-height="1.939cm" fo:break-before="auto" style:use-optimal-row-height="true"/>
    </style:style>
    <style:style style:name="ro13" style:family="table-row">
      <style:table-row-properties style:row-height="0.669cm" fo:break-before="auto" style:use-optimal-row-height="true"/>
    </style:style>
    <style:style style:name="ro14" style:family="table-row">
      <style:table-row-properties style:row-height="2.263cm" fo:break-before="auto" style:use-optimal-row-height="true"/>
    </style:style>
    <style:style style:name="ro15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0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1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0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0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2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7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16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10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10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07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56">
            <calcext:condition calcext:apply-style-name="Error" calcext:value="duplicate" calcext:base-cell-address="list.B3"/>
          </calcext:conditional-format>
          <calcext:conditional-format calcext:target-range-address="list.C3:list.C256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Default"/>
        <table:table-column table:style-name="co17" table:default-cell-style-name="ce145"/>
        <table:table-column table:style-name="co18" table:default-cell-style-name="ce112"/>
        <table:table-column table:style-name="co19" table:default-cell-style-name="ce112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01" office:value-type="string" calcext:value-type="string">
            <text:p>개발사 이름( 한글 )</text:p>
          </table:table-cell>
          <table:table-cell table:style-name="ce101" office:value-type="string" calcext:value-type="string">
            <text:p>소재지</text:p>
          </table:table-cell>
          <table:table-cell table:style-name="ce101" office:value-type="string" calcext:value-type="string">
            <text:p>사업자 번호</text:p>
          </table:table-cell>
          <table:table-cell table:style-name="ce101" office:value-type="string" calcext:value-type="string">
            <text:p>대표자</text:p>
          </table:table-cell>
          <table:table-cell table:style-name="ce101" office:value-type="string" calcext:value-type="string">
            <text:p>홈페이지/블로그</text:p>
          </table:table-cell>
          <table:table-cell table:style-name="ce101" office:value-type="string" calcext:value-type="string">
            <text:p>E-mail</text:p>
          </table:table-cell>
          <table:table-cell table:style-name="ce101" office:value-type="string" calcext:value-type="string">
            <text:p>Social Media 1</text:p>
          </table:table-cell>
          <table:table-cell table:style-name="ce101" office:value-type="string" calcext:value-type="string">
            <text:p>Social Media 2</text:p>
          </table:table-cell>
          <table:table-cell table:style-name="ce101" office:value-type="string" calcext:value-type="string">
            <text:p>Social Media 3</text:p>
          </table:table-cell>
          <table:table-cell table:style-name="ce101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14"/>
          <table:table-cell table:style-name="ce102" office:value-type="string" calcext:value-type="string">
            <text:p>인천광역시 부평구 부평대로 293 부평테크시티 ***호</text:p>
          </table:table-cell>
          <table:table-cell table:style-name="ce109"/>
          <table:table-cell table:style-name="ce109" office:value-type="string" calcext:value-type="string">
            <text:p>이현정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14"/>
          <table:table-cell table:style-name="ce102" office:value-type="string" calcext:value-type="string">
            <text:p>서울 마포구 양화로 19, ***층 ***호</text:p>
          </table:table-cell>
          <table:table-cell table:style-name="ce109" office:value-type="string" calcext:value-type="string">
            <text:p>220-88-66***</text:p>
          </table:table-cell>
          <table:table-cell table:style-name="ce109" office:value-type="string" calcext:value-type="string">
            <text:p>박문형</text:p>
          </table:table-cell>
          <table:table-cell table:style-name="ce114" office:value-type="string" calcext:value-type="string">
            <text:p><text:a xlink:href="https://5minlab.com/ko/" xlink:type="simple">https://5minlab.com/ko/</text:a></text:p>
          </table:table-cell>
          <table:table-cell table:style-name="ce117" office:value-type="string" calcext:value-type="string">
            <text:p><text:a xlink:href="mailto:career@5minlab.com" xlink:type="simple">career@5minlab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14"/>
          <table:table-cell table:style-name="ce102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09" office:value-type="string" calcext:value-type="string">
            <text:p>717-88-01***</text:p>
          </table:table-cell>
          <table:table-cell table:style-name="ce109" office:value-type="string" calcext:value-type="string">
            <text:p>남중헌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Action Square(STUDIO HG)</text:p>
          </table:table-cell>
          <table:table-cell table:style-name="ce114"/>
          <table:table-cell table:style-name="ce102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09" office:value-type="string" calcext:value-type="string">
            <text:p>107-88-27***</text:p>
          </table:table-cell>
          <table:table-cell table:style-name="ce109" office:value-type="string" calcext:value-type="string">
            <text:p>김연준</text:p>
          </table:table-cell>
          <table:table-cell table:style-name="ce11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17" office:value-type="string" calcext:value-type="string">
            <text:p><text:a xlink:href="mailto:help@action2quare.com" xlink:type="simple">help@action2quare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3">
          <table:table-cell table:style-name="ce93" office:value-type="string" calcext:value-type="string">
            <text:p>Acts29games</text:p>
          </table:table-cell>
          <table:table-cell table:style-name="ce114" office:value-type="string" calcext:value-type="string">
            <text:p>액츠29게임즈 주식회사(Acts29Games lnc.)</text:p>
          </table:table-cell>
          <table:table-cell table:style-name="ce102" office:value-type="string" calcext:value-type="string">
            <text:p>서울특별시 금천구 가산디지털1로 ***, ***호(가산동, 에이스 가산 포휴)</text:p>
          </table:table-cell>
          <table:table-cell table:style-name="ce109" office:value-type="string" calcext:value-type="string">
            <text:p>230-81-13***</text:p>
          </table:table-cell>
          <table:table-cell table:style-name="ce109" office:value-type="string" calcext:value-type="string">
            <text:p>정우락</text:p>
          </table:table-cell>
          <table:table-cell table:style-name="ce114" office:value-type="string" calcext:value-type="string">
            <text:p><text:a xlink:href="https://acts29games.com/" xlink:type="simple">https://acts29games.com/</text:a></text:p>
          </table:table-cell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14"/>
          <table:table-cell table:style-name="ce102" office:value-type="string" calcext:value-type="string">
            <text:p>경기도 수원시 영통구 광교중앙로 170 ***호 얼라이브 게임 스튜디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BangsFactory</text:p>
          </table:table-cell>
          <table:table-cell table:style-name="ce114"/>
          <table:table-cell table:style-name="ce102"/>
          <table:table-cell table:style-name="ce109"/>
          <table:table-cell table:style-name="ce109" office:value-type="string" calcext:value-type="string">
            <text:p>방호석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1">
          <table:table-cell table:style-name="ce93" office:value-type="string" calcext:value-type="string">
            <text:p>Black Anchor</text:p>
          </table:table-cell>
          <table:table-cell table:style-name="ce114" office:value-type="string" calcext:value-type="string">
            <text:p>블랙앵커 주식회사</text:p>
          </table:table-cell>
          <table:table-cell table:style-name="ce102" office:value-type="string" calcext:value-type="string">
            <text:p>충청남도 아산시 배방읍 희망로46번길 45-7 창조빌딩 ***호</text:p>
          </table:table-cell>
          <table:table-cell table:style-name="ce109" office:value-type="string" calcext:value-type="string">
            <text:p>203-88-02***</text:p>
            <text:p>178-81-02***</text:p>
            <text:p>왜 두개지?</text:p>
          </table:table-cell>
          <table:table-cell table:style-name="ce109" office:value-type="string" calcext:value-type="string">
            <text:p>정극민</text:p>
          </table:table-cell>
          <table:table-cell table:style-name="ce114" office:value-type="string" calcext:value-type="string">
            <text:p><text:a xlink:href="https://www.blackanchor.kr/" xlink:type="simple">https://www.blackanchor.kr</text:a></text:p>
          </table:table-cell>
          <table:table-cell table:style-name="ce117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ANBEE</text:p>
          </table:table-cell>
          <table:table-cell table:style-name="ce114"/>
          <table:table-cell table:style-name="ce102" office:value-type="string" calcext:value-type="string">
            <text:p>세종특별자치시 조치원읍 섭골길 ***-***, ***호</text:p>
          </table:table-cell>
          <table:table-cell table:style-name="ce109" office:value-type="string" calcext:value-type="string">
            <text:p>869-45-00***</text:p>
          </table:table-cell>
          <table:table-cell table:style-name="ce109" office:value-type="string" calcext:value-type="string">
            <text:p>김효현</text:p>
          </table:table-cell>
          <table:table-cell table:style-name="ce114" office:value-type="string" calcext:value-type="string">
            <text:p><text:a xlink:href="https://blog.naver.com/blanbee" xlink:type="simple">https://blog.naver.com/blanbee</text:a></text:p>
          </table:table-cell>
          <table:table-cell table:style-name="ce117" office:value-type="string" calcext:value-type="string">
            <text:p><text:a xlink:href="mailto:blanbee@naver.com" xlink:type="simple">blanbee@naver.com</text:a></text:p>
          </table:table-cell>
          <table:table-cell table:style-name="ce11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BONE MAD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BUSAN SANAI GAMES( 캐나다 회사 )</text:p>
          </table:table-cell>
          <table:table-cell table:style-name="ce114"/>
          <table:table-cell table:style-name="ce102" office:value-type="string" calcext:value-type="string">
            <text:p>캐나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14"/>
          <table:table-cell table:style-name="ce102"/>
          <table:table-cell table:style-name="ce109"/>
          <table:table-cell table:style-name="ce109" office:value-type="string" calcext:value-type="string">
            <text:p>양성현</text:p>
          </table:table-cell>
          <table:table-cell table:style-name="ce114" office:value-type="string" calcext:value-type="string">
            <text:p><text:a xlink:href="https://catdoors.tistory.com/" xlink:type="simple">https://catdoors.tistory.com/</text:a></text:p>
          </table:table-cell>
          <table:table-cell table:style-name="ce117" office:value-type="string" calcext:value-type="string">
            <text:p><text:a xlink:href="mailto:motea230@naver.com" xlink:type="simple">motea230@naver.com</text:a></text:p>
          </table:table-cell>
          <table:table-cell table:style-name="ce11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1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14"/>
          <table:table-cell table:style-name="ce114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17"/>
          <table:table-cell table:style-name="ce114" table:number-columns-repeated="4"/>
        </table:table-row>
        <table:table-row table:style-name="ro14">
          <table:table-cell table:style-name="ce93" office:value-type="string" calcext:value-type="string">
            <text:p>CIRCLEfromDOT</text:p>
          </table:table-cell>
          <table:table-cell table:style-name="ce114"/>
          <table:table-cell table:style-name="ce102" office:value-type="string" calcext:value-type="string">
            <text:p>부산 해운대구 수영강변대로 140, 9층 비지씨***호</text:p>
          </table:table-cell>
          <table:table-cell table:style-name="ce109" office:value-type="string" calcext:value-type="string">
            <text:p>326-87-02***</text:p>
          </table:table-cell>
          <table:table-cell table:style-name="ce109" office:value-type="string" calcext:value-type="string">
            <text:p>염정규</text:p>
          </table:table-cell>
          <table:table-cell table:style-name="ce11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17" office:value-type="string" calcext:value-type="string">
            <text:p><text:a xlink:href="mailto:jake.yeom@circlefromdot.com" xlink:type="simple">jake.yeom@circlefromdot.com</text:a></text:p>
          </table:table-cell>
          <table:table-cell table:style-name="ce11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14" table:number-columns-repeated="2"/>
          <table:table-cell table:style-name="ce114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OSDOTS</text:p>
          </table:table-cell>
          <table:table-cell table:style-name="ce114" office:value-type="string" calcext:value-type="string">
            <text:p>(주) 코스닷츠</text:p>
          </table:table-cell>
          <table:table-cell table:style-name="ce102" office:value-type="string" calcext:value-type="string">
            <text:p>전라북도 전주시 완산구 중화산로 68, ***호 에이-***호</text:p>
          </table:table-cell>
          <table:table-cell table:style-name="ce109" office:value-type="string" calcext:value-type="string">
            <text:p>399-88-01***</text:p>
          </table:table-cell>
          <table:table-cell table:style-name="ce109" office:value-type="string" calcext:value-type="string">
            <text:p>김회민</text:p>
          </table:table-cell>
          <table:table-cell table:style-name="ce114" office:value-type="string" calcext:value-type="string">
            <text:p><text:a xlink:href="https://ko.cosdots.com/" xlink:type="simple">https://ko.cosdots.com/</text:a></text:p>
          </table:table-cell>
          <table:table-cell table:style-name="ce117" office:value-type="string" calcext:value-type="string">
            <text:p><text:a xlink:href="mailto:cosdots@gmail.com" xlink:type="simple">cosdots@gmail.com</text:a></text:p>
          </table:table-cell>
          <table:table-cell table:style-name="ce11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17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14" office:value-type="string" calcext:value-type="string">
            <text:p>Discord: 데크크래프트#4923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14"/>
          <table:table-cell table:style-name="ce102" office:value-type="string" calcext:value-type="string">
            <text:p>경기도 성남시 분당구 성남대로331번길 8, ***층 (정자동,킨스타워)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6" office:value-type="string" calcext:value-type="string">
            <text:p>Derin</text:p>
          </table:table-cell>
          <table:table-cell table:style-name="ce114"/>
          <table:table-cell table:style-name="ce102" office:value-type="string" calcext:value-type="string">
            <text:p>경기도 시흥시 능곡서로 27, **동 **호(능곡동, 엘에이치4단지)</text:p>
          </table:table-cell>
          <table:table-cell table:style-name="ce109" office:value-type="string" calcext:value-type="string">
            <text:p>121-64-13***</text:p>
          </table:table-cell>
          <table:table-cell table:style-name="ce109" office:value-type="string" calcext:value-type="string">
            <text:p>채주영</text:p>
          </table:table-cell>
          <table:table-cell table:style-name="ce114" office:value-type="string" calcext:value-type="string">
            <text:p><text:a xlink:href="https://derin-studio.itch.io/" xlink:type="simple">https://derin-studio.itch.io/</text:a></text:p>
          </table:table-cell>
          <table:table-cell table:style-name="ce117" office:value-type="string" calcext:value-type="string">
            <text:p><text:a xlink:href="mailto:contact@derin-studio.com" xlink:type="simple">contact@derin-studio.com</text:a></text:p>
          </table:table-cell>
          <table:table-cell table:style-name="ce11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14"/>
          <table:table-cell table:style-name="ce102" office:value-type="string" calcext:value-type="string">
            <text:p>경기도 용인시 수지구 신수로 767 분당수지U타워 a동 ***호</text:p>
          </table:table-cell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14"/>
          <table:table-cell table:style-name="ce102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Expotato Corp.</text:p>
          </table:table-cell>
          <table:table-cell table:style-name="ce114"/>
          <table:table-cell table:style-name="ce102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expotato.com/" xlink:type="simple">https://www.expotato.com/</text:a></text:p>
          </table:table-cell>
          <table:table-cell table:style-name="ce117" office:value-type="string" calcext:value-type="string">
            <text:p><text:a xlink:href="mailto:info@expotato.com" xlink:type="simple">info@expotato.com</text:a></text:p>
          </table:table-cell>
          <table:table-cell table:style-name="ce114" table:number-columns-repeated="3"/>
          <table:table-cell table:style-name="ce11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FLINT</text:p>
          </table:table-cell>
          <table:table-cell table:style-name="ce114"/>
          <table:table-cell table:style-name="ce102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09" office:value-type="string" calcext:value-type="string">
            <text:p>220-88-61***</text:p>
          </table:table-cell>
          <table:table-cell table:style-name="ce109" office:value-type="string" calcext:value-type="string">
            <text:p>김영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GoldPumpkin Inc.</text:p>
          </table:table-cell>
          <table:table-cell table:style-name="ce114"/>
          <table:table-cell table:style-name="ce102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09" office:value-type="string" calcext:value-type="string">
            <text:p>783-86-01***</text:p>
          </table:table-cell>
          <table:table-cell table:style-name="ce109" office:value-type="string" calcext:value-type="string">
            <text:p>임병수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onggamorecontents Inc.</text:p>
          </table:table-cell>
          <table:table-cell table:style-name="ce114"/>
          <table:table-cell table:style-name="ce102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09"/>
          <table:table-cell table:style-name="ce109" office:value-type="string" calcext:value-type="string">
            <text:p>윤민형</text:p>
          </table:table-cell>
          <table:table-cell table:style-name="ce114"/>
          <table:table-cell table:style-name="ce117" office:value-type="string" calcext:value-type="string">
            <text:p> <text:a xlink:href="mailto:gonggamore@naver.com" xlink:type="simple">gonggamore@naver.com</text:a></text:p>
          </table:table-cell>
          <table:table-cell table:style-name="ce11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14" table:number-columns-repeated="2"/>
          <table:table-cell table:style-name="ce114" office:value-type="string" calcext:value-type="string">
            <text:p>대표전화 : 055-338-6705</text:p>
          </table:table-cell>
        </table:table-row>
        <table:table-row table:style-name="ro13">
          <table:table-cell table:style-name="ce93" office:value-type="string" calcext:value-type="string">
            <text:p>Growing Seeds</text:p>
          </table:table-cell>
          <table:table-cell table:style-name="ce114"/>
          <table:table-cell table:style-name="ce102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://www.gseeds.co.kr/" xlink:type="simple">http://www.gseeds.co.kr</text:a></text:p>
          </table:table-cell>
          <table:table-cell table:style-name="ce117" office:value-type="string" calcext:value-type="string">
            <text:p><text:a xlink:href="mailto:help@gseed.co.kr" xlink:type="simple">help@gseed.co.kr</text:a></text:p>
          </table:table-cell>
          <table:table-cell table:style-name="ce114" table:number-columns-repeated="3"/>
          <table:table-cell table:style-name="ce11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14"/>
          <table:table-cell table:style-name="ce102" office:value-type="string" calcext:value-type="string">
            <text:p>서울 마포구 만리재옛길 36 (신공덕동) ***호</text:p>
          </table:table-cell>
          <table:table-cell table:style-name="ce109"/>
          <table:table-cell table:style-name="ce109" office:value-type="string" calcext:value-type="string">
            <text:p>박민*</text:p>
          </table:table-cell>
          <table:table-cell table:style-name="ce11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17"/>
          <table:table-cell table:style-name="ce11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ndisoft</text:p>
          </table:table-cell>
          <table:table-cell table:style-name="ce114" office:value-type="string" calcext:value-type="string">
            <text:p>잔디소프트</text:p>
          </table:table-cell>
          <table:table-cell table:style-name="ce102" office:value-type="string" calcext:value-type="string">
            <text:p>서울특별시 영등포구 양평로 ***, ***층(양평동***가, ***타워)</text:p>
          </table:table-cell>
          <table:table-cell table:style-name="ce109" office:value-type="string" calcext:value-type="string">
            <text:p>132-88-00***</text:p>
          </table:table-cell>
          <table:table-cell table:style-name="ce109" office:value-type="string" calcext:value-type="string">
            <text:p>윤세민</text:p>
          </table:table-cell>
          <table:table-cell table:style-name="ce114" office:value-type="string" calcext:value-type="string">
            <text:p><text:a xlink:href="https://www.madworldmmo.com/" xlink:type="simple">https://www.madworldmmo.com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17" office:value-type="string" calcext:value-type="string">
            <text:p><text:a xlink:href="mailto:malgoos7949@gmail.com" xlink:type="simple">malgoos7949@gmail.com</text:a></text:p>
          </table:table-cell>
          <table:table-cell table:style-name="ce114" office:value-type="string" calcext:value-type="string">
            <text:p><text:a xlink:href="https://twitter.com/LeeBbunsik" xlink:type="simple">https://twitter.com/LeeBbunsik</text:a></text:p>
          </table:table-cell>
          <table:table-cell table:style-name="ce11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14" table:number-columns-repeated="2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gic Cube</text:p>
          </table:table-cell>
          <table:table-cell table:style-name="ce114"/>
          <table:table-cell table:style-name="ce102" office:value-type="string" calcext:value-type="string">
            <text:p>부산 해운대구 센텀동로 99, ***호</text:p>
          </table:table-cell>
          <table:table-cell table:style-name="ce109" office:value-type="string" calcext:value-type="string">
            <text:p>602-81-42***</text:p>
          </table:table-cell>
          <table:table-cell table:style-name="ce109" office:value-type="string" calcext:value-type="string">
            <text:p>하상석</text:p>
          </table:table-cell>
          <table:table-cell table:style-name="ce114" office:value-type="string" calcext:value-type="string">
            <text:p><text:a xlink:href="http://www.magiccubegames.com/" xlink:type="simple">http://www.magiccubegames.com/</text:a></text:p>
          </table:table-cell>
          <table:table-cell table:style-name="ce117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14"/>
          <table:table-cell table:style-name="ce102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09"/>
          <table:table-cell table:style-name="ce109" office:value-type="string" calcext:value-type="string">
            <text:p>이만재</text:p>
          </table:table-cell>
          <table:table-cell table:style-name="ce114" office:value-type="string" calcext:value-type="string">
            <text:p><text:a xlink:href="http://www.newcoregames.com/" xlink:type="simple">http://www.newcoregames.com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3">
          <table:table-cell table:style-name="ce93" office:value-type="string" calcext:value-type="string">
            <text:p>ODYSSEYER</text:p>
          </table:table-cell>
          <table:table-cell table:style-name="ce114" office:value-type="string" calcext:value-type="string">
            <text:p>㈜오디세이어</text:p>
          </table:table-cell>
          <table:table-cell table:style-name="ce102" office:value-type="string" calcext:value-type="string">
            <text:p>경기 성남시 분당구 대왕판교로645번길 12 (삼평동, 경기창조경제혁신센터) ***층</text:p>
          </table:table-cell>
          <table:table-cell table:style-name="ce109" office:value-type="string" calcext:value-type="string">
            <text:p>747-81-02***</text:p>
          </table:table-cell>
          <table:table-cell table:style-name="ce109" office:value-type="string" calcext:value-type="string">
            <text:p>진세광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w Studio, 오뉴월스튜디오</text:p>
          </table:table-cell>
          <table:table-cell table:style-name="ce114"/>
          <table:table-cell table:style-name="ce102" office:value-type="string" calcext:value-type="string">
            <text:p>부산 동구 중앙대로 314(초량동, 한국부동산원) *층 비큐브</text:p>
          </table:table-cell>
          <table:table-cell table:style-name="ce109"/>
          <table:table-cell table:style-name="ce109" office:value-type="string" calcext:value-type="string">
            <text:p>최기민</text:p>
          </table:table-cell>
          <table:table-cell table:style-name="ce11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memory@oranpopcorn.com" xlink:type="simple">memory@oranpopcorn.com</text:a></text:p>
          </table:table-cell>
          <table:table-cell table:style-name="ce11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epperStones</text:p>
          </table:table-cell>
          <table:table-cell table:style-name="ce114"/>
          <table:table-cell table:style-name="ce102"/>
          <table:table-cell table:style-name="ce109"/>
          <table:table-cell table:style-name="ce109" office:value-type="string" calcext:value-type="string">
            <text:p>하수영</text:p>
          </table:table-cell>
          <table:table-cell table:style-name="ce11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17"/>
          <table:table-cell table:style-name="ce11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PLAY Mephistowaltz</text:p>
          </table:table-cell>
          <table:table-cell table:style-name="ce114"/>
          <table:table-cell table:style-name="ce102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17" office:value-type="string" calcext:value-type="string">
            <text:p> <text:a xlink:href="mailto:iamdreamist@gmail.com" xlink:type="simple">iamdreamist@gmail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PPIYO STUDIO</text:p>
          </table:table-cell>
          <table:table-cell table:style-name="ce114"/>
          <table:table-cell table:style-name="ce102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09" office:value-type="string" calcext:value-type="string">
            <text:p>695-55-00***</text:p>
          </table:table-cell>
          <table:table-cell table:style-name="ce109" office:value-type="string" calcext:value-type="string">
            <text:p>김명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isingWings</text:p>
          </table:table-cell>
          <table:table-cell table:style-name="ce114"/>
          <table:table-cell table:style-name="ce102" office:value-type="string" calcext:value-type="string">
            <text:p>서울특별시 강남구 영동대로82길 ***, B1~5층(대치동, 한석빌딩)</text:p>
          </table:table-cell>
          <table:table-cell table:style-name="ce109" office:value-type="string" calcext:value-type="string">
            <text:p>215-87-68***</text:p>
          </table:table-cell>
          <table:table-cell table:style-name="ce109" office:value-type="string" calcext:value-type="string">
            <text:p>김정훈</text:p>
          </table:table-cell>
          <table:table-cell table:style-name="ce114" office:value-type="string" calcext:value-type="string">
            <text:p><text:a xlink:href="https://www.risingwings.com/" xlink:type="simple">https://www.risingwings.com/</text:a></text:p>
          </table:table-cell>
          <table:table-cell table:style-name="ce117"/>
          <table:table-cell table:style-name="ce114" table:number-columns-repeated="3"/>
          <table:table-cell table:style-name="ce114" office:value-type="string" calcext:value-type="string">
            <text:p>크래프톤 산하 스튜디오</text:p>
          </table:table-cell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17"/>
          <table:table-cell table:style-name="ce114" office:value-type="string" calcext:value-type="string">
            <text:p><text:a xlink:href="https://twitter.com/REDRAY_dev" xlink:type="simple">https://twitter.com/REDRAY_dev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21"/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www.springtoast.com/" xlink:type="simple">https://www.springtoast.com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3">
          <table:table-cell table:style-name="ce132" office:value-type="string" calcext:value-type="string">
            <text:p>SSUN GAMES</text:p>
          </table:table-cell>
          <table:table-cell table:style-name="ce114"/>
          <table:table-cell table:style-name="ce102" office:value-type="string" calcext:value-type="string">
            <text:p>부산 해운대구 수영강변대로 140 (우동, 부산문화콘텐츠컴플렉스) 글로벌게임센터</text:p>
          </table:table-cell>
          <table:table-cell table:style-name="ce109" office:value-type="string" calcext:value-type="string">
            <text:p>448-14-01***</text:p>
          </table:table-cell>
          <table:table-cell table:style-name="ce109" office:value-type="string" calcext:value-type="string">
            <text:p>김선호</text:p>
          </table:table-cell>
          <table:table-cell table:style-name="ce11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17" office:value-type="string" calcext:value-type="string">
            <text:p><text:a xlink:href="mailto:ssun.california@gmail.com" xlink:type="simple">ssun.california@gmail.com</text:a></text:p>
          </table:table-cell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tarlike Inc.</text:p>
          </table:table-cell>
          <table:table-cell table:style-name="ce114"/>
          <table:table-cell table:style-name="ce102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09" office:value-type="string" calcext:value-type="string">
            <text:p>299-81-02***</text:p>
          </table:table-cell>
          <table:table-cell table:style-name="ce109" office:value-type="string" calcext:value-type="string">
            <text:p>채병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14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sonic1357@naver.com" xlink:type="simple">sonic1357@naver.com</text:a></text:p>
          </table:table-cell>
          <table:table-cell table:style-name="ce114" office:value-type="string" calcext:value-type="string">
            <text:p><text:a xlink:href="https://twitter.com/Studio_Ly" xlink:type="simple">https://twitter.com/Studio_Ly</text:a>_</text:p>
          </table:table-cell>
          <table:table-cell table:style-name="ce114" office:value-type="string" calcext:value-type="string">
            <text:p><text:a xlink:href="https://twitter.com/lychoi2000" xlink:type="simple">https://twitter.com/lychoi2000</text:a></text:p>
          </table:table-cell>
          <table:table-cell table:style-name="ce114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3">
          <table:table-cell table:style-name="ce132" office:value-type="string" calcext:value-type="string">
            <text:p>Sujin Ri, Marcos Arroyo, Seona Lee, Somi Lee, Sohyeon Je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3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14"/>
          <table:table-cell table:style-name="ce102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UNCYAN studio</text:p>
          </table:table-cell>
          <table:table-cell table:style-name="ce114"/>
          <table:table-cell table:style-name="ce102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09" office:value-type="string" calcext:value-type="string">
            <text:p>392-88-02***</text:p>
          </table:table-cell>
          <table:table-cell table:style-name="ce109" office:value-type="string" calcext:value-type="string">
            <text:p>권오준</text:p>
          </table:table-cell>
          <table:table-cell table:style-name="ce114" office:value-type="string" calcext:value-type="string">
            <text:p><text:a xlink:href="https://www.suncyan.com/" xlink:type="simple">https://www.suncyan.com/</text:a></text:p>
          </table:table-cell>
          <table:table-cell table:style-name="ce117" office:value-type="string" calcext:value-type="string">
            <text:p><text:a xlink:href="mailto:suncyan@suncyan.com" xlink:type="simple">suncyan@suncyan.com</text:a></text:p>
          </table:table-cell>
          <table:table-cell table:style-name="ce11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1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14"/>
          <table:table-cell table:style-name="ce114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132" office:value-type="string" calcext:value-type="string">
            <text:p>TALESSHOP Co., Ltd.</text:p>
          </table:table-cell>
          <table:table-cell table:style-name="ce114"/>
          <table:table-cell table:style-name="ce102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09" office:value-type="string" calcext:value-type="string">
            <text:p>350-87-00***</text:p>
          </table:table-cell>
          <table:table-cell table:style-name="ce109" office:value-type="string" calcext:value-type="string">
            <text:p>한준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OOPArts</text:p>
          </table:table-cell>
          <table:table-cell table:style-name="ce114" office:value-type="string" calcext:value-type="string">
            <text:p>주식회사 팀오파츠 (Team 00PArts Inc.)</text:p>
          </table:table-cell>
          <table:table-cell table:style-name="ce102" office:value-type="string" calcext:value-type="string">
            <text:p>서울특별시 성동구 무학로2길 ***, ***호(도선동, 에이)</text:p>
          </table:table-cell>
          <table:table-cell table:style-name="ce109" office:value-type="string" calcext:value-type="string">
            <text:p>296-86-03***</text:p>
          </table:table-cell>
          <table:table-cell table:style-name="ce109" office:value-type="string" calcext:value-type="string">
            <text:p>서병기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Corn Field</text:p>
          </table:table-cell>
          <table:table-cell table:style-name="ce114"/>
          <table:table-cell table:style-name="ce102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09" office:value-type="string" calcext:value-type="string">
            <text:p>332-35-01***</text:p>
          </table:table-cell>
          <table:table-cell table:style-name="ce109" office:value-type="string" calcext:value-type="string">
            <text:p>홍도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5">
          <table:table-cell table:style-name="ce132" office:value-type="string" calcext:value-type="string">
            <text:p>TeamBUD</text:p>
          </table:table-cell>
          <table:table-cell table:style-name="ce114"/>
          <table:table-cell table:style-name="ce102"/>
          <table:table-cell table:style-name="ce109"/>
          <table:table-cell table:style-name="ce109" office:value-type="string" calcext:value-type="string">
            <text:p>김준호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3">
          <table:table-cell table:style-name="ce132" office:value-type="string" calcext:value-type="string">
            <text:p>THEAND Co.</text:p>
          </table:table-cell>
          <table:table-cell table:style-name="ce114" office:value-type="string" calcext:value-type="string">
            <text:p>디앤드 컴퍼니</text:p>
          </table:table-cell>
          <table:table-cell table:style-name="ce102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09" office:value-type="string" calcext:value-type="string">
            <text:p>481-09-00***</text:p>
          </table:table-cell>
          <table:table-cell table:style-name="ce109" office:value-type="string" calcext:value-type="string">
            <text:p>정민길</text:p>
          </table:table-cell>
          <table:table-cell table:style-name="ce114" office:value-type="string" calcext:value-type="string">
            <text:p><text:a xlink:href="https://theand.kr/" xlink:type="simple">https://theand.kr/</text:a></text:p>
          </table:table-cell>
          <table:table-cell table:style-name="ce117" office:value-type="string" calcext:value-type="string">
            <text:p><text:a xlink:href="mailto:min@theandgames.com" xlink:type="simple">min@theandgames.com</text:a></text:p>
          </table:table-cell>
          <table:table-cell table:style-name="ce114" table:number-columns-repeated="3"/>
          <table:table-cell table:style-name="ce114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14" table:number-columns-repeated="3"/>
        </table:table-row>
        <table:table-row table:style-name="ro2">
          <table:table-cell table:style-name="ce132" office:value-type="string" calcext:value-type="string">
            <text:p>Tripearl Games</text:p>
          </table:table-cell>
          <table:table-cell table:style-name="ce114"/>
          <table:table-cell table:style-name="ce102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09" office:value-type="string" calcext:value-type="string">
            <text:p>784-81-02274</text:p>
          </table:table-cell>
          <table:table-cell table:style-name="ce109" office:value-type="string" calcext:value-type="string">
            <text:p>정만손</text:p>
          </table:table-cell>
          <table:table-cell table:style-name="ce114" office:value-type="string" calcext:value-type="string">
            <text:p><text:a xlink:href="https://www.tripearlgames.com/" xlink:type="simple">https://www.tripearlgames.com/</text:a></text:p>
          </table:table-cell>
          <table:table-cell table:style-name="ce117" office:value-type="string" calcext:value-type="string">
            <text:p><text:a xlink:href="mailto:tripearl@tripearlgames.com" xlink:type="simple">tripearl@tripearlgames.com</text:a></text:p>
          </table:table-cell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ona Soft</text:p>
          </table:table-cell>
          <table:table-cell table:style-name="ce114"/>
          <table:table-cell table:style-name="ce102" office:value-type="string" calcext:value-type="string">
            <text:p>서울특별시 송파구 백제고분로41길 ***, ***호(송파동)</text:p>
          </table:table-cell>
          <table:table-cell table:style-name="ce109" office:value-type="string" calcext:value-type="string">
            <text:p>215-87-01***</text:p>
          </table:table-cell>
          <table:table-cell table:style-name="ce109" office:value-type="string" calcext:value-type="string">
            <text:p>조기용</text:p>
          </table:table-cell>
          <table:table-cell table:style-name="ce11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17" office:value-type="string" calcext:value-type="string">
            <text:p><text:a xlink:href="mailto:vonasoft@gmail.com" xlink:type="simple">vonasoft@gmail.com</text:a></text:p>
          </table:table-cell>
          <table:table-cell table:style-name="ce114" office:value-type="string" calcext:value-type="string">
            <text:p><text:a xlink:href="https://twitter.com/vonasoft7" xlink:type="simple">https://twitter.com/vonasoft7</text:a></text:p>
          </table:table-cell>
          <table:table-cell table:style-name="ce114" table:number-columns-repeated="3"/>
        </table:table-row>
        <table:table-row table:style-name="ro13">
          <table:table-cell table:style-name="ce132" office:value-type="string" calcext:value-type="string">
            <text:p>WAFFLE GAMES</text:p>
          </table:table-cell>
          <table:table-cell table:style-name="ce114"/>
          <table:table-cell table:style-name="ce102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14"/>
          <table:table-cell table:style-name="ce102" office:value-type="string" calcext:value-type="string">
            <text:p><text:span text:style-name="T3">서울 구로구 디지털로33길 11, 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3">
          <table:table-cell table:style-name="ce132" office:value-type="string" calcext:value-type="string">
            <text:p>ZeroToTenB</text:p>
          </table:table-cell>
          <table:table-cell table:style-name="ce114"/>
          <table:table-cell table:style-name="ce102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09" office:value-type="string" calcext:value-type="string">
            <text:p>233-08-01***</text:p>
          </table:table-cell>
          <table:table-cell table:style-name="ce109" office:value-type="string" calcext:value-type="string">
            <text:p>김병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/>
          <table:table-cell table:style-name="ce151"/>
          <table:table-cell table:style-name="ce143"/>
          <table:table-cell table:style-name="ce110" table:number-columns-repeated="2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52"/>
          <table:table-cell table:style-name="ce144"/>
          <table:table-cell table:style-name="ce111" table:number-columns-repeated="2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10"/>
        </table:table-row>
        <table:table-row table:style-name="ro1" table:number-rows-repeated="1047529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2:developer.A132">
            <calcext:condition calcext:apply-style-name="Error" calcext:value="duplicate" calcext:base-cell-address="developer.A2"/>
          </calcext:conditional-format>
          <calcext:conditional-format calcext:target-range-address="developer.A1:developer.A1046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38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37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45" table:on-update-keep-styles="true" table:on-update-keep-size="false"/>
        <table:database-range table:name="developer_table" table:target-range-address="developer.A2:developer.I1045" table:on-update-keep-styles="true" table:on-update-keep-size="false"/>
        <table:database-range table:name="game_table" table:target-range-address="list.B235:list.C236" table:on-update-keep-styles="true" table:on-update-keep-size="false"/>
        <table:database-range table:name="publisher_name_list" table:target-range-address="publisher.A2:publisher.A1037" table:on-update-keep-styles="true" table:on-update-keep-size="false"/>
        <table:database-range table:name="__Anonymous_Sheet_DB__0" table:target-range-address="list.B2:list.I25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18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3">00/00/0000</text:date>, <text:time style:data-style-name="N2" text:time-value="08:33:59.42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3-13T09:03:52.297000000</dc:date>
    <meta:editing-duration>P2DT1H3M56S</meta:editing-duration>
    <meta:editing-cycles>801</meta:editing-cycles>
    <meta:document-statistic meta:table-count="3" meta:cell-count="250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